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2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2.23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1.792cm" fo:break-before="auto" style:use-optimal-row-height="false"/>
    </style:style>
    <style:style style:name="ro5" style:family="table-row">
      <style:table-row-properties style:row-height="1.332cm" fo:break-before="auto" style:use-optimal-row-height="true"/>
    </style:style>
    <style:style style:name="ro6" style:family="table-row">
      <style:table-row-properties style:row-height="2.616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4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049cm" style:vertical-align="top"/>
    </style:style>
    <style:style style:name="ce2" style:family="table-cell" style:parent-style-name="Default">
      <style:table-cell-properties fo:background-color="#cccccc" fo:padding="0.049c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padding="0.049cm" style:vertical-align="top"/>
    </style:style>
    <style:style style:name="ce4" style:family="table-cell" style:parent-style-name="Default">
      <style:table-cell-properties fo:padding="0.049c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none" fo:padding="0.049cm" style:vertical-align="top"/>
    </style:style>
    <style:style style:name="ce6" style:family="table-cell" style:parent-style-name="Default">
      <style:table-cell-properties fo:border-bottom="0.06pt solid #000000" fo:border-left="none" fo:padding="0.049cm" fo:border-right="none" fo:border-top="0.06pt solid #000000" style:vertical-align="top"/>
    </style:style>
    <style:style style:name="ce7" style:family="table-cell" style:parent-style-name="Default">
      <style:table-cell-properties fo:background-color="#cccccc" style:text-align-source="fix" style:repeat-content="false" fo:padding="0.04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ccccc" style:text-align-source="fix" style:repeat-content="false" fo:padding="0.049cm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 fo:padding="0.049cm" style:vertical-align="top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padding="0.049cm" fo:border-right="none" fo:border-top="0.06pt solid #000000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padding="0.049cm" style:vertical-align="top"/>
      <style:paragraph-properties fo:text-align="center" fo:margin-left="0cm"/>
    </style:style>
    <style:style style:name="ce12" style:family="table-cell" style:parent-style-name="Default" style:data-style-name="N99">
      <style:table-cell-properties style:text-align-source="fix" style:repeat-content="false" fo:border="none" fo:padding="0.049cm" style:vertical-align="top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cccccc" fo:wrap-option="wrap" fo:padding="0.049cm" style:vertical-align="top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e14" style:family="table-cell" style:parent-style-name="Default" style:data-style-name="N100">
      <style:table-cell-properties fo:background-color="#cccccc" fo:wrap-option="wrap" fo:padding="0.049cm" style:vertical-align="top"/>
      <style:text-properties fo:hyphenate="false"/>
    </style:style>
    <style:style style:name="ce15" style:family="table-cell" style:parent-style-name="Default" style:data-style-name="N100">
      <style:table-cell-properties fo:wrap-option="wrap" fo:border="none" fo:padding="0.049cm" style:vertical-align="top"/>
      <style:text-properties fo:hyphenate="false"/>
    </style:style>
    <style:style style:name="ce16" style:family="table-cell" style:parent-style-name="Default" style:data-style-name="N100">
      <style:table-cell-properties fo:border-bottom="0.06pt solid #000000" fo:wrap-option="wrap" fo:border-left="none" fo:padding="0.049cm" fo:border-right="none" fo:border-top="0.06pt solid #000000" style:vertical-align="top"/>
      <style:text-properties fo:hyphenate="false"/>
    </style:style>
    <style:style style:name="ce17" style:family="table-cell" style:parent-style-name="Default" style:data-style-name="N100">
      <style:table-cell-properties fo:wrap-option="wrap" fo:padding="0.049cm" style:vertical-align="top"/>
      <style:text-properties fo:hyphenate="false"/>
    </style:style>
  </office:automatic-styles>
  <office:body>
    <office:spreadsheet>
      <table:table table:name="GNOS key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7" office:value-type="string" calcext:value-type="string">
            <text:p>Wertemenge</text:p>
          </table:table-cell>
          <table:table-cell table:style-name="ce7" office:value-type="string" calcext:value-type="string">
            <text:p>Required?</text:p>
          </table:table-cell>
          <table:table-cell table:style-name="ce7" office:value-type="string" calcext:value-type="string">
            <text:p>Default-Wert</text:p>
          </table:table-cell>
          <table:table-cell table:style-name="ce13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allowHover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2" office:value-type="string" calcext:value-type="string">
            <text:p>true</text:p>
          </table:table-cell>
          <table:table-cell table:style-name="ce15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eatureInfo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Download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Removal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ShortInfo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Print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OpacityChange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hoverfield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Legend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Ur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Height</text:p>
          </table:table-cell>
          <table:table-cell table:style-name="ce10" table:number-columns-repeated="2"/>
          <table:table-cell table:style-name="ce10" office:value-type="float" office:value="40" calcext:value-type="float">
            <text:p>40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routeId</text:p>
          </table:table-cell>
          <table:table-cell table:style-name="ce10" table:number-columns-repeated="2"/>
          <table:table-cell table:style-name="ce10" office:value-type="string" calcext:value-type="string">
            <text:p>inspireId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>
            <text:p>layer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ource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param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encodeFilterInViewparams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0" office:value-type="string" calcext:value-type="string">
            <text:p>false</text:p>
          </table:table-cell>
          <table:table-cell table:style-name="ce16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featureShortDspField</text:p>
          </table:table-cell>
          <table:table-cell table:style-name="ce10" table:number-columns-repeated="2"/>
          <table:table-cell table:style-name="ce10" office:value-type="string" calcext:value-type="string">
            <text:p>name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</text:p>
          </table:table-cell>
          <table:table-cell table:style-name="ce10" table:number-columns-repeated="2"/>
          <table:table-cell table:style-name="ce10" office:value-type="string" calcext:value-type="string">
            <text:p>id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DataType</text:p>
          </table:table-cell>
          <table:table-cell table:style-name="ce10" office:value-type="string" calcext:value-type="string">
            <text:p>string/number</text:p>
          </table:table-cell>
          <table:table-cell table:style-name="ce10"/>
          <table:table-cell table:style-name="ce10" office:value-type="string" calcext:value-type="string">
            <text:p>string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owCrossZoom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2" office:value-type="string" calcext:value-type="string">
            <text:p>tru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ilterForm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AddSeries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eriesTitleTp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Platzhalter für feature attribute ist {{attName}}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xAxisAttribut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9"/>
          <table:table-cell table:style-name="ce16" office:value-type="string" calcext:value-type="string">
            <text:p>Beispiel: end_measu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AxisAttribut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6" office:value-type="string" calcext:value-type="string">
            <text:p>Beispiel: result_valu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hartFieldSequenc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DefaultsSequence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TitleSequence</text:p>
          </table:table-cell>
          <table:table-cell table:style-name="ce10" table:number-columns-repeated="2"/>
          <table:table-cell table:style-name="ce10" office:value-type="string" calcext:value-type="string">
            <text:p>chartFieldSequence</text:p>
          </table:table-cell>
          <table:table-cell table:style-name="ce1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Generische Chart properties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… relevant für &lt;bfs:barChartProperty&gt; und &lt;bfs:timeSeries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ui_series_xyz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5" office:value-type="string" calcext:value-type="string">
            <text:p>'xyz' ist ein Platzhalter. Beispiel: ui_series_step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spUnit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yAxis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yAxis_minimum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xAxis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yAxis_maximum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yAxisLabelRotation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xAxisLabelRotation</text:p>
          </table:table-cell>
          <table:table-cell table:style-name="ce10" table:number-columns-repeated="2"/>
          <table:table-cell table:style-name="ce10" office:value-type="float" office:value="45" calcext:value-type="float">
            <text:p>45</text:p>
          </table:table-cell>
          <table:table-cell table:style-name="ce16"/>
          <table:table-cell table:number-columns-repeated="1018"/>
        </table:table-row>
        <table:table-row table:style-name="ro8">
          <table:table-cell/>
          <table:table-cell table:style-name="ce6" office:value-type="string" calcext:value-type="string">
            <text:p>param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ataFeatureTyp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Beispiel: BFS:result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colorSequence</text:p>
          </table:table-cell>
          <table:table-cell table:style-name="ce10" table:number-columns-repeated="2"/>
          <table:table-cell table:style-name="ce10" office:value-type="string" calcext:value-type="string">
            <text:p>&lt;Zufallsfarbe&gt;</text:p>
          </table:table-cell>
          <table:table-cell table:style-name="ce16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WidthSequenc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ispiel: 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OpacitySequenc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ispiel: 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fillOpacitySequence</text:p>
          </table:table-cell>
          <table:table-cell table:style-name="ce10" table:number-columns-repeated="2"/>
          <table:table-cell table:style-name="ce10" office:value-type="float" office:value="0.8" calcext:value-type="float">
            <text:p>0.8</text:p>
          </table:table-cell>
          <table:table-cell table:style-name="ce16" office:value-type="string" calcext:value-type="string">
            <text:p>Beispiel: 0.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Tooltip</text:p>
          </table:table-cell>
          <table:table-cell table:style-name="ce10" table:number-columns-repeated="2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titleTp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Platzhalter für feature attribute ist [[attName]]</text:p>
          </table:table-cell>
          <table:table-cell table:number-columns-repeated="1018"/>
        </table:table-row>
        <table:table-row table:style-name="ro9">
          <table:table-cell/>
          <table:table-cell table:style-name="ce6" office:value-type="string" calcext:value-type="string">
            <text:p>tooltipTpl</text:p>
          </table:table-cell>
          <table:table-cell table:style-name="ce10" table:number-columns-repeated="2"/>
          <table:table-cell table:style-name="ce10" office:value-type="string" calcext:value-type="string">
            <text:p>Std. Tooltip</text:p>
          </table:table-cell>
          <table:table-cell table:style-name="ce16" office:value-type="string" calcext:value-type="string">
            <text:p>Platzhalter für feature attribute ist [[attName]]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_format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uration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08:17:37.009177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5-11-20T08:20:06.013267328</dc:date>
    <meta:editing-duration>PT3H12M28S</meta:editing-duration>
    <meta:editing-cycles>10</meta:editing-cycles>
    <meta:generator>LibreOffice/4.2.8.2$Linux_X86_64 LibreOffice_project/420m0$Build-2</meta:generator>
    <meta:printed-by>Marc Jansen</meta:printed-by>
    <meta:print-date>2015-08-06T16:42:25.317101229</meta:print-date>
    <dc:creator>Marc Jansen</dc:creator>
    <meta:document-statistic meta:table-count="1" meta:cell-count="136" meta:object-count="0"/>
  </office:meta>
</office:document-meta>
</file>